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eferredProcessingInstructionImpl.synchroniz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erredProcessingInstructionImpl.DeferredProcessingInstructionImpl( DeferredDocumentImpl ownerDocument , int nod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erredProcessingInstructionImpl.getNode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